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"/>
    <style:style style:name="P9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</style:style>
    <style:style style:name="P10" style:family="paragraph" style:parent-style-name="Standard" style:list-style-name="L1">
      <style:paragraph-properties fo:margin-left="0in" fo:margin-right="0in" fo:text-align="justify" style:justify-single-word="false" fo:text-indent="-0.25in" style:auto-text-indent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">
      <style:paragraph-properties fo:text-align="start" style:justify-single-word="false"/>
    </style:style>
    <style:style style:name="P12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13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 90: New special functions + support of complex</text:h>
      <text:p text:style-name="P3"/>
      <text:p text:style-name="P1"/>
      <text:p text:style-name="P1">Version:1.0</text:p>
      <text:p text:style-name="P1">Author: Steven G. Johnson &amp; Sylvestre Ledru</text:p>
      <text:p text:style-name="P1">State: DRAFT</text:p>
      <text:p text:style-name="P1">Scilab-Version: Scilab 5.5.0</text:p>
      <text:p text:style-name="P1">Created: February 12<text:span text:style-name="T1">th</text:span>, 2013</text:p>
      <text:p text:style-name="P3"/>
      <text:p text:style-name="P1"/>
      <text:h text:style-name="P13" text:outline-level="3">Abstract</text:h>
      <text:p text:style-name="P2">This document presents new special functions.</text:p>
      <text:p text:style-name="P2"/>
      <text:h text:style-name="P13" text:outline-level="3">Rationale</text:h>
      <text:h text:style-name="P5" text:outline-level="3">Two things are tackled in this SEP:</text:h>
      <text:h text:style-name="P5" text:outline-level="3"/>
      <text:list xml:id="list7763035646642209603" text:style-name="L1">
        <text:list-item>
          <text:h text:style-name="P6" text:outline-level="3">Introduce of new functions: erfi and dawson</text:h>
          <text:h text:style-name="P9" text:outline-level="3"><text:line-break/></text:h>
        </text:list-item>
        <text:list-item>
          <text:h text:style-name="P7" text:outline-level="3">Support of complex arguments for erf, erfc and erfcx</text:h>
          <text:h text:style-name="P10" text:outline-level="3"/>
        </text:list-item>
      </text:list>
      <text:h text:style-name="P5" text:outline-level="3">This will improve the features of Scilab in the field of special functions.</text:h>
      <text:h text:style-name="P5" text:outline-level="3"/>
      <text:h text:style-name="P13" text:outline-level="3">Technical aspects</text:h>
      <text:h text:style-name="P11" text:outline-level="3"><text:span text:style-name="T3">The code is based on the code developed by Steven G. Johnson and will be integrated in Scilab: </text:span>modules/special_functions/src/cpp/faddeeva.cpp modules/special_functions/src/cpp/faddeeva.h</text:h>
      <text:h text:style-name="P8" text:outline-level="3">Since it is a small code and upstream is not planning to produce a library « just for this », the source code will include in the Scilab distribution. The code is published under the MIT license.</text:h>
      <text:h text:style-name="P8" text:outline-level="3">The latest release can be found: http://ab-initio.mit.edu/Faddeeva</text:h>
      <text:h text:style-name="P8" text:outline-level="3"/>
      <text:h text:style-name="P13" text:outline-level="3">Changelog</text:h>
      <text:p text:style-name="P4"><text:tab/><text:span text:style-name="T2">1.0 – Initial Version </text:span></text:p>
      <text:h text:style-name="P13" text:outline-level="3">Copyright</text:h>
      <text:p text:style-name="Standard"><text:span text:style-name="T4"><text:tab/>This document has been placed under the license CeCILL-B.</text:span></text:p>
      <text:p text:style-name="Standard"><text:span text:style-name="Citation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9-03T10:46:04</dc:date>
    <meta:editing-duration>PT2H1M56S</meta:editing-duration>
    <meta:editing-cycles>40</meta:editing-cycles>
    <meta:generator>OpenOffice/4.0.0$Unix OpenOffice.org_project/400m3$Build-9702</meta:generator>
    <meta:document-statistic meta:table-count="0" meta:image-count="0" meta:object-count="0" meta:page-count="1" meta:paragraph-count="22" meta:word-count="154" meta:character-count="1009"/>
    <dc:creator>Eric Gallager</dc:creator>
  </office:meta>
</office:document-meta>
</file>